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146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2.1583in"/>
    </style:style>
    <style:style style:name="co5" style:family="table-column">
      <style:table-column-properties fo:break-before="auto" style:column-width="5.3854in"/>
    </style:style>
    <style:style style:name="co6" style:family="table-column">
      <style:table-column-properties fo:break-before="auto" style:column-width="11.1638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52in" fo:break-before="auto" style:use-optimal-row-height="fals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3547in" fo:break-before="auto" style:use-optimal-row-height="false"/>
    </style:style>
    <style:style style:name="ro5" style:family="table-row">
      <style:table-row-properties style:row-height="0.5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ED_panel_matri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sp6gk/Documents/InterElcom/LED_panel_matrix/EDA/LED_panel_matrix/LED_panel_matrix.kicad_sch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wto, 19 lip 2022, 12:21:54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(6.0.6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BT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0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:BatteryHolder_Keystone_1058_1x2032</text:p>
          </table:table-cell>
          <table:table-cell office:value-type="string" calcext:value-type="string">
            <text:p>Single-cell battery</text:p>
          </table:table-cell>
          <table:table-cell/>
        </table:table-row>
        <table:table-row table:style-name="ro1">
          <table:table-cell office:value-type="string" calcext:value-type="string">
            <text:p>C301, C3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2">
          <table:table-cell table:style-name="ce3" office:value-type="string" calcext:value-type="string">
            <text:p>C303, C307, C309, C310, C311, C312, C313, C314, C315, C316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304, C30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306, C30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Polarized_Small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3">
          <table:table-cell table:style-name="ce3" office:value-type="string" calcext:value-type="string">
            <text:p>D201 to D3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LED_RGB_1</text:p>
          </table:table-cell>
          <table:table-cell office:value-type="string" calcext:value-type="string">
            <text:p>IE-3535RGB:IE-3535RGB</text:p>
          </table:table-cell>
          <table:table-cell office:value-type="string" calcext:value-type="string">
            <text:p>RGB LED, 6 pin package</text:p>
          </table:table-cell>
          <table:table-cell/>
        </table:table-row>
        <table:table-row table:style-name="ro3">
          <table:table-cell office:value-type="string" calcext:value-type="string">
            <text:p>D3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12_SOT23</text:p>
          </table:table-cell>
          <table:table-cell office:value-type="string" calcext:value-type="string">
            <text:p>SM712_SOT23_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7V/12V, 600W Asymmetrical TVS Diode Array, SOT-23</text:p>
          </table:table-cell>
          <table:table-cell/>
        </table:table-row>
        <table:table-row table:style-name="ro1">
          <table:table-cell office:value-type="string" calcext:value-type="string">
            <text:p>D3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, small symbol</text:p>
          </table:table-cell>
          <table:table-cell/>
        </table:table-row>
        <table:table-row table:style-name="ro1">
          <table:table-cell office:value-type="string" calcext:value-type="string">
            <text:p>D3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, small symbol</text:p>
          </table:table-cell>
          <table:table-cell/>
        </table:table-row>
        <table:table-row table:style-name="ro1">
          <table:table-cell office:value-type="string" calcext:value-type="string">
            <text:p>J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Socket_2.54mm:PinSocket_1x03_P2.54mm_Vertical_SMD_Pin1Right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TerminalBlock:TerminalBlock_bornier-4_P5.08mm</text:p>
          </table:table-cell>
          <table:table-cell office:value-type="string" calcext:value-type="string">
            <text:p>Generic screw terminal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03, J30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C16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Connector_PinHeader_2.54mm:PinHeader_2x08_P2.54mm_Vertical_SMD</text:p>
          </table:table-cell>
          <table:table-cell office:value-type="string" calcext:value-type="string">
            <text:p>Generic connector, double row, 02x08, counter clockwise pin numbering scheme (similar to DIP packge numbering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_SMD_Pin1Right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_TO/ SELECTOR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Connector_PinHeader_2.54mm:PinHeader_2x03_P2.54mm_Vertical_SMD</text:p>
          </table:table-cell>
          <table:table-cell office:value-type="string" calcext:value-type="string">
            <text:p>Generic connector, double row, 02x03, counter clockwise pin numbering scheme (similar to DIP packge numbering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 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_BU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_SMD_Pin1Left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4">
          <table:table-cell table:style-name="ce3" office:value-type="string" calcext:value-type="string">
            <text:p>R301, R302, R305, R309, R310, R31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03, R304,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06,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07, R308,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2, 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3, 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red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green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blue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Button_Switch_SMD:SW_Push_SPST_NO_Alps_SKRK</text:p>
          </table:table-cell>
          <table:table-cell office:value-type="string" calcext:value-type="string">
            <text:p>Single Pole Single Throw (SPST) switch</text:p>
          </table:table-cell>
          <table:table-cell/>
        </table:table-row>
        <table:table-row table:style-name="ro5">
          <table:table-cell table:style-name="ce3" office:value-type="string" calcext:value-type="string">
            <text:p>TP301, TP302, TP303, TP304, TP305, TP306, TP307,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Pad_2.0x2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U3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11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-3.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800mA Low-Dropout Linear Regulator, 3.3V fixed output, TO-220/TO-252/TO-263/SOT-223</text:p>
          </table:table-cell>
          <table:table-cell/>
        </table:table-row>
        <table:table-row table:style-name="ro1">
          <table:table-cell office:value-type="string" calcext:value-type="string">
            <text:p>U3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ARM Cortex-M3 MCU, 64KB flash, 20KB RAM, 72MHz, 2-3.6V, 37 GPIO, LQFP-48</text:p>
          </table:table-cell>
          <table:table-cell/>
        </table:table-row>
        <table:table-row table:style-name="ro1">
          <table:table-cell office:value-type="string" calcext:value-type="string">
            <text:p>U304, U305, U306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M16206</text:p>
          </table:table-cell>
          <table:table-cell office:value-type="string" calcext:value-type="string">
            <text:p>Package_SO:SSOP-24_3.9x8.7mm_P0.63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_Small</text:p>
          </table:table-cell>
          <table:table-cell office:value-type="string" calcext:value-type="string">
            <text:p>Crystal:Crystal_SMD_Abracon_ABM3C-4Pin_5.0x3.2mm</text:p>
          </table:table-cell>
          <table:table-cell office:value-type="string" calcext:value-type="string">
            <text:p>Two pin crystal, small symb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9T14:49:51.885170737</dc:date>
    <meta:editing-duration>PT12M14S</meta:editing-duration>
    <meta:editing-cycles>1</meta:editing-cycles>
    <meta:document-statistic meta:table-count="1" meta:cell-count="207" meta:object-count="0"/>
    <meta:generator>LibreOffice/7.2.7.2$Linux_X86_64 LibreOffice_project/20$Build-2</meta:generator>
  </office:meta>
</office:document-meta>
</file>